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style:page-number="auto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t Head Biscuits</text:p>
      <text:p text:style-name="Text_20_body"><text:line-break/>Makes 6 biscuits</text:p>
      <text:p text:style-name="Text_20_body"><text:line-break/>1 1/2 cups flour<text:line-break/>1 1/2 cups cake flour<text:line-break/>1 tablespoon baking powder<text:line-break/>1/2 tsp baking soda<text:line-break/>1 tsp salt<text:line-break/>8 tablespoons (1 stick) butter cut into 1/2 inch pieces and softened<text:line-break/>4 tablespoons shortening cut into 1/2 inch pieces<text:line-break/>1 1/4 cups buttermilk (sub 1 tablespoon lemon juice into 1 1/4 cups milk, let sit 10 minutes)</text:p>
      <text:p text:style-name="Text_20_body"><text:line-break/>Preheat oven to 425. Grease 9 inch cake pan. Combine flours, baking powder, baking soda, and salt. Rub in butter and shortening,until mixture resembles coarse meal.</text:p>
      <text:p text:style-name="Text_20_body">Add buttermilk to the dry ingredients. <text:s/>Stir until well incorporated – but do not knead the dough.</text:p>
      <text:p text:style-name="Text_20_body"><text:line-break/>Using a 1/2 cup measure or spring loaded ice cream scoop, transfer 6 heaping portions of dough into prepared pan. Placing 5 around the pan and 1 in the center.</text:p>
      <text:p text:style-name="Text_20_body"><text:line-break/>Bake until golden and puffed,20-25 minutes. Cool in pan 10 minutes, then transfer to wire rack. Serve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anie </meta:initial-creator>
    <meta:creation-date>2011-11-19T11:35:41</meta:creation-date>
    <meta:print-date>2011-11-19T11:36:00</meta:print-date>
    <meta:editing-duration>P2171DT20H1M26S</meta:editing-duration>
    <dc:date>2011-11-22T18:54:11</dc:date>
    <dc:creator>robertm </dc:creator>
    <meta:generator>LibreOffice/3.3$Unix LibreOffice_project/330m19$Build-202</meta:generator>
    <meta:document-statistic meta:table-count="0" meta:image-count="0" meta:object-count="0" meta:page-count="1" meta:paragraph-count="7" meta:word-count="154" meta:character-count="871"/>
    <meta:editing-cycles>1</meta:editing-cycles>
    <meta:user-defined meta:name="Info 1"/>
    <meta:user-defined meta:name="Info 2"/>
    <meta:user-defined meta:name="Info 3"/>
    <meta:user-defined meta:name="Info 4"/>
  </office:meta>
</office:document-meta>
</file>